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color="#008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800080"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8000" fo:font-weight="bold" style:font-weight-asian="bold" style:font-weight-complex="bold"/>
    </style:style>
    <style:style style:name="T6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--&gt; Test final summary: deliver 2 &lt;--</text:span></text:p>
      <text:p text:style-name="Standard"></text:p>
      <text:p text:style-name="Standard">Test: TEST EXIT TASK0 -- Result: OK</text:p>
      <text:p text:style-name="Standard">Test: TEST GETPID -- Result: OK</text:p>
      <text:p text:style-name="P1"><text:span text:style-name="T1">Test: TEST NICE PARAMETER INVALID -- Result: MEDIUM ==&gt; OK</text:span></text:p>
      <text:p text:style-name="Standard"><text:span text:style-name="T5">Test: TEST NICE PARAMETER 0 -- Result: MEDIUM ==&gt; OK</text:span></text:p>
      <text:p text:style-name="Standard">Test: TEST NICE RESULT -- Result: OK</text:p>
      <text:p text:style-name="Standard"><text:span text:style-name="T5">Test: TEST STATS INVALID PID -- Result: MEDIUM ==&gt; OK</text:span></text:p>
      <text:p text:style-name="Standard">Test: TEST STATS UNKNOWN PID -- Result: OK</text:p>
      <text:p text:style-name="Standard">Test: TEST STATS INVALID ADDRESS -- Result: OK</text:p>
      <text:p text:style-name="Standard">Test: TEST STATS CURRENT PROCESS -- Result: OK</text:p>
      <text:p text:style-name="Standard">Test: TEST INIT INVALID SEM -- Result: OK</text:p>
      <text:p text:style-name="Standard">Test: TEST INIT ALREADY INITIALIZED SEM -- Result: OK</text:p>
      <text:p text:style-name="Standard"><text:span text:style-name="T3">Test: TEST INIT TOO MANY SEM -- Result: MEDIUM</text:span></text:p>
      <text:p text:style-name="Standard">Test: TEST DESTROY INVALID SEM -- Result: OK</text:p>
      <text:p text:style-name="Standard"><text:span text:style-name="T5">Test: TEST DESTROY NOT INITIALIZED SEM -- Result: MEDIUM ==&gt; OK</text:span></text:p>
      <text:p text:style-name="Standard">Test: TEST WAIT TASK 0 -- Result: OK</text:p>
      <text:p text:style-name="Standard">Test: TEST SIGNAL ON INVALID SEM -- Result: OK</text:p>
      <text:p text:style-name="Standard">Test: TEST SIGNAL ON NOT INITIALIZED SEM -- Result: OK</text:p>
      <text:p text:style-name="Standard"><text:span text:style-name="T3">Test: TEST OUT OF RANGE INIT SEM -- Result: MEDIUM</text:span></text:p>
      <text:p text:style-name="Standard">Test: TEST REUSE SEM -- Result: OK</text:p>
      <text:p text:style-name="Standard">Test: TEST FATHER RESULT FORK -- Result: OK</text:p>
      <text:p text:style-name="Standard">Test: TEST CHILD RESULT FORK -- Result: OK</text:p>
      <text:p text:style-name="Standard">Test: TEST INHERIT QUANTUM -- Result: OK</text:p>
      <text:p text:style-name="Standard">Test: TEST RESET STATS -- Result: OK</text:p>
      <text:p text:style-name="Standard">Test: TEST WAIT ON INVALID SEM -- Result: OK</text:p>
      <text:p text:style-name="Standard">Test: TEST WAIT ON NOT INITIALIZED SEM -- Result: OK</text:p>
      <text:p text:style-name="Standard">Test: TEST WAIT AND SIGNAL FUNCTIONALITY -- Result: OK</text:p>
      <text:p text:style-name="Standard"><text:span text:style-name="T2">Test: TEST WAIT AND SIGNAL FUNCTIONALITY 2 -- Result: BAD</text:span></text:p>
      <text:p text:style-name="Standard">Test: TEST STATS READY PROCESS -- Result: OK</text:p>
      <text:p text:style-name="Standard">Test: TEST STATS DEAD PROCESS -- Result: OK</text:p>
      <text:p text:style-name="Standard"><text:span text:style-name="T5">Test: TEST DESTROY A BUSY SEM -- Result: MEDIUM ==&gt; OK</text:span></text:p>
      <text:p text:style-name="Standard">Test: TEST STATS BLOCKED PROCESS -- Result: OK</text:p>
      <text:p text:style-name="Standard">Test: TEST INCREASING TICKS FOR BLOCKED PROCESSES -- Result: OK</text:p>
      <text:p text:style-name="Standard">Test: TEST INCREASING TICKS FOR RUNNING PROCESSES -- Result: OK</text:p>
      <text:p text:style-name="Standard">Test: TEST INDEPENDENT QUANTUMS -- Result: OK</text:p>
      <text:p text:style-name="Standard">Test: TEST EXIT FOR A REGULAR PROCESS -- Result: OK</text:p>
      <text:p text:style-name="Standard">Test: TEST FORK OUT OF RANGE -- Result: OK</text:p>
      <text:p text:style-name="Standard">Test: TEST FORK REUSE DATA STRUCTURES -- Result: OK</text:p>
      <text:p text:style-name="Standard">Test: TEST FORK COPY OF DATA: FATHER AND CHILD <text:s/>-- Result: OK</text:p>
      <text:p text:style-name="Standard">Test: TEST FORK COPY OF DATA: BROTHERS -- Result: OK</text:p>
      <text:p text:style-name="Standard">Test: TEST FORK PROCESS HIERARCHY -- Result: OK</text:p>
      <text:p text:style-name="Standard">Test: TEST PAGE FAULT MANAGEMENT FOR A REGULAR PROCESS -- Result: OK</text:p>
      <text:p text:style-name="Standard">Test Results Balance:</text:p>
      <text:p text:style-name="Standard">Good tests: 33 <text:span text:style-name="T6">→</text:span> <text:span text:style-name="T4">38</text:span></text:p>
      <text:p text:style-name="Standard">Medium tests: 7 <text:span text:style-name="T6">→</text:span> <text:span text:style-name="T4">2</text:span></text:p>
      <text:p text:style-name="Standard">Bad tests: 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13T18:31:01</meta:creation-date>
    <dc:date>2008-11-13T20:34:32</dc:date>
    <meta:editing-cycles>8</meta:editing-cycles>
    <meta:editing-duration>PT2H3M3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1" meta:paragraph-count="47" meta:word-count="336" meta:character-count="2119"/>
  </office:meta>
</office:document-meta>
</file>